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81f" officeooo:paragraph-rsid="000fb81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fb81f" officeooo:paragraph-rsid="000fb81f" style:font-weight-asian="bold" style:font-weight-complex="bold"/>
    </style:style>
    <style:style style:name="T1" style:family="text">
      <style:text-properties officeooo:rsid="0010bc28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AJUNTAMENT DE MAÓ</text:p>
      <text:p text:style-name="Standard"/>
      <text:p text:style-name="Standard">PREINSCRIPCIONS PER AL CURS 2004-2005</text:p>
      <text:p text:style-name="Standard"/>
      <text:p text:style-name="Standard"/>
      <text:p text:style-name="P1"/>
      <text:p text:style-name="P1">Queda obert el termini de matriculació als cursos de l’escola municipal de Maó. (Ceràmica, música i dibuix)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Termini d'inscripció: </text:span>de l'1 al 10 de setembre, ambdós dies inclosos.</text:p>
      <text:p text:style-name="Standard"/>
      <text:p text:style-name="Standard"/>
      <text:p text:style-name="Standard"/>
      <text:p text:style-name="Standard"/>
      <text:p text:style-name="Standard"/>
      <text:p text:style-name="P2">Informació:</text:p>
      <text:p text:style-name="Standard">Lloc: <text:span text:style-name="T1">Ajuntament de Maó</text:span></text:p>
      <text:p text:style-name="Standard">C/ Major, 24</text:p>
      <text:p text:style-name="Standard">MAÓ</text:p>
      <text:p text:style-name="Standard">Tel. 971 <text:span text:style-name="T1">28 12 32</text:span></text:p>
      <text:p text:style-name="Standard">Horari: de dilluns a divendres, de 18 a 21 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21:38.769194051</meta:creation-date>
    <dc:date>2023-11-10T08:48:00.983055176</dc:date>
    <meta:editing-duration>PT16M12S</meta:editing-duration>
    <meta:editing-cycles>1</meta:editing-cycles>
    <meta:document-statistic meta:table-count="0" meta:image-count="0" meta:object-count="0" meta:page-count="1" meta:paragraph-count="10" meta:word-count="60" meta:character-count="340" meta:non-whitespace-character-count="290"/>
    <meta:generator>LibreOffice/7.3.7.2$Linux_X86_64 LibreOffice_project/30$Build-2</meta:generator>
  </office:meta>
</office:document-meta>
</file>